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f80b3" officeooo:paragraph-rsid="000f80b3"/>
    </style:style>
    <style:style style:name="P2" style:family="paragraph" style:parent-style-name="Standard">
      <style:text-properties officeooo:rsid="000dcde2" officeooo:paragraph-rsid="000dcde2"/>
    </style:style>
    <style:style style:name="P3" style:family="paragraph" style:parent-style-name="Text_20_body">
      <style:text-properties officeooo:rsid="000dcde2" officeooo:paragraph-rsid="000dcde2"/>
    </style:style>
    <style:style style:name="P4" style:family="paragraph" style:parent-style-name="Text_20_body">
      <style:text-properties officeooo:paragraph-rsid="000dcde2"/>
    </style:style>
    <style:style style:name="P5" style:family="paragraph" style:parent-style-name="Text_20_body" style:list-style-name="L2">
      <style:text-properties officeooo:paragraph-rsid="000dcde2"/>
    </style:style>
    <style:style style:name="P6" style:family="paragraph" style:parent-style-name="Text_20_body">
      <style:text-properties fo:color="#ffffff" loext:opacity="100%" style:font-name="Arial" officeooo:rsid="000dcde2" officeooo:paragraph-rsid="000dcde2" fo:background-color="#00a933"/>
    </style:style>
    <style:style style:name="P7" style:family="paragraph" style:parent-style-name="Text_20_body">
      <style:text-properties fo:color="#ffffff" loext:opacity="100%" style:font-name="Arial" officeooo:rsid="000f80b3" officeooo:paragraph-rsid="000f80b3" fo:background-color="#00a933"/>
    </style:style>
    <style:style style:name="P8" style:family="paragraph" style:parent-style-name="Text_20_body" style:list-style-name="L5">
      <style:text-properties officeooo:rsid="000f80b3" officeooo:paragraph-rsid="000f80b3"/>
    </style:style>
    <style:style style:name="P9" style:family="paragraph" style:parent-style-name="Text_20_body">
      <style:text-properties officeooo:paragraph-rsid="000f80b3"/>
    </style:style>
    <style:style style:name="P10" style:family="paragraph" style:parent-style-name="Text_20_body" style:list-style-name="L5">
      <style:text-properties officeooo:rsid="0010b2b6" officeooo:paragraph-rsid="0010b2b6"/>
    </style:style>
    <style:style style:name="T1" style:family="text">
      <style:text-properties officeooo:rsid="000dcd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de2" style:font-weight-asian="bold" style:font-weight-complex="bold"/>
    </style:style>
    <style:style style:name="T4" style:family="text">
      <style:text-properties style:use-window-font-color="true" loext:opacity="0%" fo:background-color="transparent" loext:char-shading-value="0"/>
    </style:style>
    <style:style style:name="T5" style:family="text">
      <style:text-properties style:use-window-font-color="true" loext:opacity="0%" style:font-name="Liberation Serif" fo:background-color="transparent" loext:char-shading-value="0"/>
    </style:style>
    <style:style style:name="T6" style:family="text">
      <style:text-properties style:use-window-font-color="true" loext:opacity="0%" style:font-name="Liberation Serif" fo:background-color="transparent" loext:char-shading-value="0"/>
    </style:style>
    <style:style style:name="T7" style:family="text">
      <style:text-properties style:use-window-font-color="true" loext:opacity="0%" style:font-name="Liberation Serif" officeooo:rsid="0010b3c0" fo:background-color="transparent" loext:char-shading-value="0"/>
    </style:style>
    <style:style style:name="T8" style:family="text">
      <style:text-properties style:use-window-font-color="true" loext:opacity="0%" style:font-name="Liberation Serif" fo:font-weight="bold" fo:background-color="transparent" loext:char-shading-value="0" style:font-weight-asian="bold" style:font-weight-complex="bold"/>
    </style:style>
    <style:style style:name="T9" style:family="text">
      <style:text-properties style:use-window-font-color="true" loext:opacity="0%" style:font-name="Liberation Serif" fo:font-weight="bold" fo:background-color="transparent" loext:char-shading-value="0" style:font-weight-asian="bold" style:font-weight-complex="bold"/>
    </style:style>
    <style:style style:name="T10" style:family="text">
      <style:text-properties style:use-window-font-color="true" loext:opacity="0%" style:font-name="Liberation Serif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background-color="#ff0000" loext:char-shading-value="0"/>
    </style:style>
    <style:style style:name="T12" style:family="text">
      <style:text-properties style:font-name="Liberation Serif" fo:background-color="#ff0000" loext:char-shading-value="0"/>
    </style:style>
    <style:style style:name="T13" style:family="text">
      <style:text-properties fo:background-color="#ff00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ruções de uso – Reconhecimento Facial</text:p>
      <text:p text:style-name="Text_20_body"/>
      <text:h text:style-name="P1" text:outline-level="3">Procedimento:</text:h>
      <text:p text:style-name="P9"/>
      <text:p text:style-name="P4"><text:span text:style-name="T1">1. Verificar se o Associado </text:span><text:span text:style-name="T3">possui cadastro</text:span><text:span text:style-name="T1"> no sistema de reconhecimento.</text:span></text:p>
      <text:list xml:id="list3486951612" text:style-name="L2">
        <text:list-item>
          <text:p text:style-name="P5"><text:span text:style-name="T1">Se não tiver cadastro prosseguir com os meios de identificação padrões do clube (digital, consulta…)</text:span></text:p>
        </text:list-item>
      </text:list>
      <text:p text:style-name="P4"/>
      <text:p text:style-name="P3">2. Aguardar o reconhecimento de <text:span text:style-name="T2">todos</text:span> os integrantes do veículo.</text:p>
      <text:p text:style-name="P3"/>
      <text:p text:style-name="P3">3. Após o reconhecimento verificar o status do associado:</text:p>
      <text:p text:style-name="P6"><text:s/>LIBERADO <text:span text:style-name="T4"><text:s text:c="2"/></text:span><text:span text:style-name="T5">Associado não possui bloqueios.</text:span></text:p>
      <text:p text:style-name="P6"><text:span text:style-name="T11"><text:s/></text:span><text:span text:style-name="T13">INADIMPLENTE</text:span><text:span text:style-name="T12"> </text:span><text:span text:style-name="T5"><text:s text:c="2"/>Associado possui bloqueios,</text:span><text:span text:style-name="T7"> seguir a mesma orientação de permissão de entrada do outro sistema.</text:span></text:p>
      <text:p text:style-name="P6"><text:span text:style-name="T5"/></text:p>
      <text:p text:style-name="P7"><text:span text:style-name="T5">4. Após liberação do veículo apertar a tecla </text:span><text:span text:style-name="T8">“ENTER” </text:span><text:span text:style-name="T10">para limpar a tela de reconhecimento.</text:span></text:p>
      <text:p text:style-name="P6"><text:span text:style-name="T5"/></text:p>
      <text:p text:style-name="P6"><text:span text:style-name="T5"/></text:p>
      <text:h text:style-name="Heading_20_3" text:outline-level="3">OBS.:</text:h>
      <text:p text:style-name="Text_20_body"/>
      <text:list xml:id="list2857094472" text:style-name="L5">
        <text:list-item>
          <text:p text:style-name="P8"><text:span text:style-name="T6">Pedir para os integrantes do veículo colocarem a cabeça para fora e olharem para uma das 4 câmeras;</text:span></text:p>
        </text:list-item>
        <text:list-item>
          <text:p text:style-name="P10"><text:span text:style-name="T6">Evitar ficar preso ao reconhecimento, caso o tempo de reconhecimento passe de 5 segundos, usar outros meios de verificação presentes no clube; </text:span></text:p>
        </text:list-item>
        <text:list-item>
          <text:p text:style-name="P10"><text:span text:style-name="T6">Em caso de queda de internet recarregar a página usando a tecla </text:span><text:span text:style-name="T9">“F5”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3:43:46.044000000</meta:creation-date>
    <dc:date>2022-05-17T14:38:50.183000000</dc:date>
    <meta:editing-duration>PT14M23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3" meta:word-count="144" meta:character-count="911" meta:non-whitespace-character-count="776"/>
  </office:meta>
</office:document-meta>
</file>